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paragraph-properties fo:text-align="start" style:justify-single-word="false"/>
      <style:text-properties style:font-name="Helvetica"/>
    </style:style>
    <style:style style:name="P3" style:family="paragraph" style:parent-style-name="Standard" style:list-style-name="L1">
      <style:paragraph-properties fo:text-align="start" style:justify-single-word="false"/>
      <style:text-properties style:font-name="Helvetica"/>
    </style:style>
    <style:style style:name="P4" style:family="paragraph" style:parent-style-name="Standard" style:list-style-name="L1">
      <style:paragraph-properties fo:line-height="100%" fo:text-align="start" style:justify-single-word="false"/>
      <style:text-properties style:font-name="Helvetica"/>
    </style:style>
    <style:style style:name="P5" style:family="paragraph" style:parent-style-name="Standard" style:list-style-name="L1">
      <style:paragraph-properties fo:line-height="100%" fo:text-align="start" style:justify-single-word="false"/>
      <style:text-properties style:font-name="Helvetica" fo:font-weight="normal" style:font-weight-asian="normal" style:font-weight-complex="normal"/>
    </style:style>
    <style:style style:name="P6" style:family="paragraph" style:parent-style-name="Standard" style:list-style-name="L1">
      <style:paragraph-properties fo:text-align="start" style:justify-single-word="false"/>
      <style:text-properties style:font-name="Helvetica" fo:font-style="normal" style:font-style-asian="normal" style:font-style-complex="normal"/>
    </style:style>
    <style:style style:name="P7" style:family="paragraph" style:parent-style-name="Standard">
      <style:paragraph-properties fo:text-align="center" style:justify-single-word="false"/>
      <style:text-properties style:font-name="Helvetica"/>
    </style:style>
    <style:style style:name="P8" style:family="paragraph" style:parent-style-name="Standard">
      <style:paragraph-properties fo:text-align="start" style:justify-single-word="false"/>
      <style:text-properties style:font-name="Helvetica" style:text-underline-style="none"/>
    </style:style>
    <style:style style:name="P9" style:family="paragraph" style:parent-style-name="Header">
      <style:paragraph-properties fo:text-align="end" style:justify-single-word="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5" style:family="text">
      <style:text-properties style:text-underline-style="solid" style:text-underline-width="auto" style:text-underline-color="font-color"/>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lex Marse</text:p>
      <text:p text:style-name="P8">9-3-13</text:p>
      <text:p text:style-name="P7"><text:span text:style-name="T5"/></text:p>
      <text:p text:style-name="P7"><text:span text:style-name="T5">Thesis Proposal</text:span></text:p>
      <text:p text:style-name="P1"/>
      <text:list xml:id="list1783019670" text:style-name="L1">
        <text:list-item>
          <text:p text:style-name="P3">Thesis title</text:p>
          <text:p text:style-name="P3"/>
          <text:p text:style-name="P3">Automatic Detection of Avian Vocalizations in Streaming Urban Soundscape Recordings</text:p>
          <text:p text:style-name="P3"/>
        </text:list-item>
        <text:list-item>
          <text:p text:style-name="P3">Introduction</text:p>
          <text:p text:style-name="P3"/>
          <text:p text:style-name="P5">In recent years, considerable research has been conducted in the area of pattern recognition of urban soundscapes. Many of these studies involve the automatic detection and classification of individual sound sources present in the soundscapes, such as traffic, human speech, etc. This thesis will focus on detecting the presence of avian vocalizations in streaming urban soundscape recordings.</text:p>
          <text:p text:style-name="P4"/>
        </text:list-item>
        <text:list-item>
          <text:p text:style-name="P3">Motivations</text:p>
          <text:p text:style-name="P3"/>
          <text:p text:style-name="P5">Tools for automatic classification of urban soundscapes can be a valuable asset not only to Bioacoustic researchers seeking to locate a specific avian vocalization in a soundscape recording, but also to Electroacoustic Music composers seeking source material for their compositions. Although current researchers in the field have developed many successful algorithms that achieve the goal of acoustic bird activity detection on real field data [1, 2], the task is far from being perfected. In addition, there is a lack of research related to the automatic detection of avian vocalizations on acoustic data being gathered from sensors in the field in real time. Thus, the aim of my research is both to improve the task of avian vocalization detection in urban soundscapes and to integrate the classification algorithms into an already existing real-time acoustic monitoring system.</text:p>
          <text:p text:style-name="P3"/>
        </text:list-item>
        <text:list-item>
          <text:p text:style-name="P3">Goals</text:p>
          <text:p text:style-name="P3"/>
          <text:p text:style-name="P3">The goals of this thesis are binary: Develop an algorithm for automatically detecting bird vocalizations in urban environments; integrate the classification algorithm into a real time acoustic monitoring system deployed in an urban environment in order to perform real time detection of avian vocalizations; measure the success of the classification algorithms by .</text:p>
          <text:p text:style-name="P3"/>
        </text:list-item>
        <text:list-item>
          <text:p text:style-name="P3">Work plan</text:p>
          <text:p text:style-name="P3"/>
          <text:p text:style-name="P3">First, a classification algorithm will be developed to automatically detect avian vocalizations in real field recordings. The initial proof-of-concept algorithm will be developed in Matlab before integration with the real-time detection system using a lower level language such as C++. Training data will be obtained from both the Freesound.org and the XenoCanto databases, which will provide several thousand test recordings to train classifiers. For this thesis, the scope of bird species that the algorithms will be trained to detect will be limited to the 10 most common species present in Central Park in New York City. An acoustic event detection algorithm will automatically determine the segment of the recording on which to perform feature extraction. A combination of tonal and non-tonal features will be implemented in both the temporal and spectral domains in order to obtain a feature vector representing the acoustic event. A multi-tiered classification structure will be implemented using both <text:soft-page-break/>unsupervised and supervised classification algorithms on the acoustic feature vectors. The first tier will classify an event as either “bird” or “background noise,” and the second tier will go a step further to determine whether the recordings labeled as “bird” can be classified as one of the ten species that the classifiers have been trained on.</text:p>
          <text:p text:style-name="P3"/>
          <text:p text:style-name="P3">Second, the classification algorithm will be integrated with the <text:span text:style-name="T2">Citygram</text:span> [5] acoustic monitoring system in order to perform real-time classification on incoming acoustic data. In order to do this, the classification algorithms will be re-written in <text:span text:style-name="T2">C++</text:span>, and all operations will be optimized to make classification as real-time as possible. </text:p>
          <text:p text:style-name="P3"/>
          <text:p text:style-name="P3">Third, evaluation of results will be a three-step process. The first set of results will be derived from the initial classification stage performed on the non-real-time data from the Freesound.org and XenoCanto databases, which provide ground-truth labels for recordings. The number of correctly labeled acoustic events will be averaged from these results. The second set of results will be determined by listening to a selected portion of the recordings classified as “bird” in order to determine whether or not an avian vocalization is present. The third set of results will be obtained by determining the number of bird vocalizations that are the correctly labeled species.</text:p>
          <text:p text:style-name="P3"/>
        </text:list-item>
        <text:list-item>
          <text:p text:style-name="P3">References</text:p>
        </text:list-item>
      </text:list>
      <text:p text:style-name="P2"/>
      <text:list xml:id="list2107970561" text:continue-numbering="true" text:style-name="L1">
        <text:list-header>
          <text:p text:style-name="P3">[1] <text:tab/>Ganchev, Todor, et. al. (2012). <text:span text:style-name="T1">Acoustic Bird Activity Detection on Real Field <text:tab/>Data</text:span>. <text:span text:style-name="T2">Paper presented at the 7th Hellenic Conference on Artificial Intelligence <text:tab/>(SETN 2012)</text:span><text:span text:style-name="T1">: Lamia, Greece.</text:span></text:p>
          <text:p text:style-name="P6"/>
          <text:p text:style-name="P3">[2] <text:tab/><text:span text:style-name="T1">Neal, Lawrence (2012). </text:span><text:span text:style-name="T2">Detection and Segmentation of Bird Song in Noisy <text:tab/>Environments</text:span><text:span text:style-name="T1">. (Master's Thesis).</text:span></text:p>
          <text:p text:style-name="P6"/>
          <text:p text:style-name="P3">[3] <text:tab/>Bardeli, R., et. al. (2010). Detecting bird sounds in a complex acoustic <text:tab/>environment and application to bioacoustic monitoring. <text:span text:style-name="T2">Pattern Recognition <text:tab/>Letters, 31, </text:span><text:span text:style-name="T1">1524-1534.</text:span></text:p>
          <text:p text:style-name="P6"/>
          <text:p text:style-name="P3"><text:span text:style-name="T1">[4]<text:tab/>Jancovic, Peter and Munevver Kokuer (2011). Automatic Detection and <text:tab/>Recognition of Tonal Bird Sounds in Noisy Environments. </text:span><text:span text:style-name="T2">Eurasip Journal on <text:tab/>Advances in Signal <text:tab/>Processing, 2011</text:span><text:span text:style-name="T1">.</text:span></text:p>
          <text:p text:style-name="P6"/>
          <text:p text:style-name="P3"><text:span text:style-name="T1">[5]<text:tab/></text:span><text:span text:style-name="T3">Park, Tae Hong, et. al. (2013). Locative Sonification: Playing the World through <text:tab/>Citygram. </text:span><text:span text:style-name="T4">Proceedings of ICMC 2013:</text:span><text:span text:style-name="T3"> Perth, Australia.</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Marse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rse</meta:initial-creator>
    <meta:creation-date>2013-06-25T09:06:43</meta:creation-date>
    <dc:date>2013-09-03T01:43:09</dc:date>
    <dc:creator>Alex Marse</dc:creator>
    <meta:editing-duration>PT02H35M04S</meta:editing-duration>
    <meta:editing-cycles>373</meta:editing-cycles>
    <meta:generator>OpenOffice.org/3.2$Unix OpenOffice.org_project/320m12$Build-9483</meta:generator>
    <meta:document-statistic meta:table-count="0" meta:image-count="0" meta:object-count="0" meta:page-count="2" meta:paragraph-count="22" meta:word-count="756" meta:character-count="5015"/>
  </office:meta>
</office:document-meta>
</file>